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0BE31A1DB47.png" manifest:media-type="image/png"/>
  <manifest:file-entry manifest:full-path="Pictures/1001655900004225000013ACB8B0420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c black" svg:font-family="'M+ 1c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justify" draw:auto-grow-height="false" draw:auto-grow-width="true" fo:min-width="4.272cm"/>
      <style:paragraph-properties style:writing-mode="tb-rl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justify" draw:auto-grow-height="false" draw:auto-grow-width="true" fo:min-width="4.754cm"/>
      <style:paragraph-properties style:writing-mode="tb-rl"/>
    </style:style>
    <style:style style:name="gr4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true" draw:auto-grow-width="false" fo:min-width="4.754cm" draw:shadow="hidden"/>
    </style:style>
    <style:style style:name="P1" style:family="paragraph">
      <style:paragraph-properties fo:text-align="center"/>
    </style:style>
    <style:style style:name="P2" style:family="paragraph">
      <style:text-properties style:font-name="M+ 1c black" fo:font-size="72pt" style:font-name-asian="M+ 1c black" style:font-size-asian="72pt" style:font-size-complex="72pt"/>
    </style:style>
    <style:style style:name="P3" style:family="paragraph">
      <style:text-properties style:font-name="M+ 1c black" fo:font-size="66pt" style:font-name-asian="M+ 1c black" style:font-size-asian="66pt" style:font-size-complex="66pt"/>
    </style:style>
    <style:style style:name="P4" style:family="paragraph">
      <style:paragraph-properties fo:text-align="center"/>
      <style:text-properties style:font-name="M+ 1c black" fo:font-size="66pt" style:font-name-asian="M+ 1c black" style:font-size-asian="66pt" style:font-size-complex="66pt"/>
    </style:style>
    <style:style style:name="P5" style:family="paragraph">
      <style:text-properties style:font-name="IPAゴシック" fo:font-size="32pt" style:font-name-asian="IPAゴシック" style:font-size-asian="32pt" style:font-size-complex="32pt"/>
    </style:style>
    <style:style style:name="T1" style:family="text">
      <style:text-properties style:font-name="M+ 1c black" style:font-name-asian="M+ 1c black"/>
    </style:style>
    <style:style style:name="T2" style:family="text">
      <style:text-properties style:font-name="M+ 1c black" fo:font-size="66pt" style:font-name-asian="M+ 1c black" style:font-size-asian="66pt" style:font-size-complex="66pt"/>
    </style:style>
    <style:style style:name="T3" style:family="text">
      <style:text-properties style:font-name="IPAゴシック" fo:font-size="32pt" style:font-name-asian="IPAゴシック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32cm" svg:height="4.559cm" draw:transform="rotate (-1.5707963267949) translate (19.959cm 1cm)">
          <draw:image xlink:href="Pictures/1001655900004225000013ACB8B0420F.svg" xlink:type="simple" xlink:show="embed" xlink:actuate="onLoad">
            <text:p/>
          </draw:image>
          <draw:image xlink:href="Pictures/1000020100000280000000BE31A1DB47.png" xlink:type="simple" xlink:show="embed" xlink:actuate="onLoad"/>
        </draw:frame>
        <draw:frame draw:style-name="gr2" draw:text-style-name="P2" draw:layer="layout" svg:width="4.772cm" svg:height="6.1cm" svg:x="15.228cm" svg:y="15.1cm">
          <draw:text-box>
            <text:p text:style-name="P2"><text:span text:style-name="T1">の日</text:span></text:p>
          </draw:text-box>
        </draw:frame>
        <draw:frame draw:style-name="gr3" draw:text-style-name="P3" draw:layer="layout" svg:width="5.254cm" svg:height="27.7cm" svg:x="8.346cm" svg:y="1cm">
          <draw:text-box>
            <text:p text:style-name="P3"><text:span text:style-name="T2">よろず相談承ります</text:span></text:p>
          </draw:text-box>
        </draw:frame>
        <draw:frame draw:style-name="gr3" draw:text-style-name="P3" draw:layer="layout" svg:width="5.254cm" svg:height="27.7cm" svg:x="1.5cm" svg:y="1cm">
          <draw:text-box>
            <text:p text:style-name="P3"><text:span text:style-name="T2">皆さんも使ってみよう</text:span></text:p>
          </draw:text-box>
        </draw:frame>
        <draw:path draw:style-name="gr4" draw:text-style-name="P4" draw:layer="layout" svg:width="2.91cm" svg:height="0.956cm" draw:transform="rotate (1.0478956828974) translate (2.83192517765911cm 27.362495923117cm)" svg:viewBox="0 0 2911 957" svg:d="M2911 0l-1 957-1953-121v-717zM0 79h638v797h-638z">
          <text:p/>
        </draw:path>
        <draw:frame draw:style-name="gr2" draw:text-style-name="P5" draw:layer="layout" svg:width="4.772cm" svg:height="7.4cm" svg:x="14.9cm" svg:y="21.3cm">
          <draw:text-box>
            <text:p text:style-name="P5"><text:span text:style-name="T3">＠コワーキングスペース</text:span><text:span text:style-name="T3"><text:line-break/></text:span><text:span text:style-name="T3">Co-E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 1c black" svg:font-family="'M+ 1c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4-04-29T22:39:18.129180280</meta:creation-date>
    <dc:date>2014-04-29T22:53:23.062524803</dc:date>
    <dc:creator>Naruhiko Ogasawara</dc:creator>
    <meta:editing-duration>P0D</meta:editing-duration>
    <meta:editing-cycles>1</meta:editing-cycles>
    <meta:document-statistic meta:object-count="6"/>
    <meta:generator>LibreOffice/4.2.3.3$Linux_X86_64 LibreOffice_project/420m0$Build-3</meta:generator>
  </office:meta>
</office:document-meta>
</file>